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>
            <text:p>Pw=</text:p>
          </table:table-cell>
          <table:table-cell office:value-type="float" office:value="14.5">
            <text:p>14.5</text:p>
          </table:table-cell>
          <table:table-cell table:style-name="ce1" office:value-type="string">
            <text:p>Pr=</text:p>
          </table:table-cell>
          <table:table-cell office:value-type="float" office:value="9">
            <text:p>9</text:p>
          </table:table-cell>
          <table:table-cell table:style-name="ce1" office:value-type="string">
            <text:p>x=</text:p>
          </table:table-cell>
          <table:table-cell table:formula="of:=([.$B$2]-[.$B$1])/([.D1]-[.$B$1])" office:value-type="float" office:value="0.636363636363636">
            <text:p>0.6363636364</text:p>
          </table:table-cell>
          <table:table-cell office:value-type="string">
            <text:p>Br=</text:p>
          </table:table-cell>
          <table:table-cell table:formula="of:=2030-157.9*[.D1]+8.292*[.D1]^2" office:value-type="float" office:value="1280.552">
            <text:p>1280.552</text:p>
          </table:table-cell>
          <table:table-cell office:value-type="string">
            <text:p>Beats/mile=</text:p>
          </table:table-cell>
          <table:table-cell table:formula="of:=[.H1]*[.F1]+[.$B$3]*(1-[.F1])" office:value-type="float" office:value="1306.69672727273">
            <text:p>1306.6967272727</text:p>
          </table:table-cell>
        </table:table-row>
        <table:table-row table:style-name="ro1">
          <table:table-cell office:value-type="string">
            <text:p>Pav=</text:p>
          </table:table-cell>
          <table:table-cell office:value-type="float" office:value="11">
            <text:p>11</text:p>
          </table:table-cell>
          <table:table-cell/>
          <table:table-cell office:value-type="float" office:value="9.5">
            <text:p>9.5</text:p>
          </table:table-cell>
          <table:table-cell/>
          <table:table-cell table:formula="of:=([.$B$2]-[.$B$1])/([.D2]-[.$B$1])" office:value-type="float" office:value="0.7">
            <text:p>0.7</text:p>
          </table:table-cell>
          <table:table-cell/>
          <table:table-cell table:formula="of:=2030-157.9*[.D2]+8.292*[.D2]^2" office:value-type="float" office:value="1278.303">
            <text:p>1278.303</text:p>
          </table:table-cell>
          <table:table-cell/>
          <table:table-cell table:formula="of:=[.H2]*[.F2]+[.$B$3]*(1-[.F2])" office:value-type="float" office:value="1300.5471">
            <text:p>1300.5471</text:p>
          </table:table-cell>
        </table:table-row>
        <table:table-row table:style-name="ro1">
          <table:table-cell table:style-name="Default" office:value-type="string">
            <text:p>Bw=</text:p>
          </table:table-cell>
          <table:table-cell table:formula="of:=35310-7066*[.$B$1]+488.2*[.$B$1]^2-11.2*[.$B$1]^3" office:value-type="float" office:value="1352.45">
            <text:p>1352.45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([.$B$2]-[.$B$1])/([.D3]-[.$B$1])" office:value-type="float" office:value="0.777777777777778">
            <text:p>0.7777777778</text:p>
          </table:table-cell>
          <table:table-cell/>
          <table:table-cell table:formula="of:=2030-157.9*[.D3]+8.292*[.D3]^2" office:value-type="float" office:value="1280.2">
            <text:p>1280.2</text:p>
          </table:table-cell>
          <table:table-cell/>
          <table:table-cell table:formula="of:=[.H3]*[.F3]+[.$B$3]*(1-[.F3])" office:value-type="float" office:value="1296.25555555556">
            <text:p>1296.2555555556</text:p>
          </table:table-cell>
        </table:table-row>
        <table:table-row table:style-name="ro1">
          <table:table-cell table:number-columns-repeated="3"/>
          <table:table-cell office:value-type="float" office:value="10.5">
            <text:p>10.5</text:p>
          </table:table-cell>
          <table:table-cell/>
          <table:table-cell table:formula="of:=([.$B$2]-[.$B$1])/([.D4]-[.$B$1])" office:value-type="float" office:value="0.875">
            <text:p>0.875</text:p>
          </table:table-cell>
          <table:table-cell/>
          <table:table-cell table:formula="of:=2030-157.9*[.D4]+8.292*[.D4]^2" office:value-type="float" office:value="1286.243">
            <text:p>1286.243</text:p>
          </table:table-cell>
          <table:table-cell/>
          <table:table-cell table:formula="of:=[.H4]*[.F4]+[.$B$3]*(1-[.F4])" office:value-type="float" office:value="1294.518875">
            <text:p>1294.518875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/>
          <table:table-cell table:formula="of:=([.$B$2]-[.$B$1])/([.D5]-[.$B$1])" office:value-type="float" office:value="1">
            <text:p>1</text:p>
          </table:table-cell>
          <table:table-cell/>
          <table:table-cell table:formula="of:=2030-157.9*[.D5]+8.292*[.D5]^2" office:value-type="float" office:value="1296.432">
            <text:p>1296.432</text:p>
          </table:table-cell>
          <table:table-cell/>
          <table:table-cell table:formula="of:=[.H5]*[.F5]+[.$B$3]*(1-[.F5])" office:value-type="float" office:value="1296.432">
            <text:p>1296.432</text:p>
          </table:table-cell>
        </table:table-row>
        <table:table-row table:style-name="ro1">
          <table:table-cell table:number-columns-repeated="3"/>
          <table:table-cell office:value-type="float" office:value="11.5">
            <text:p>11.5</text:p>
          </table:table-cell>
          <table:table-cell/>
          <table:table-cell table:formula="of:=([.$B$2]-[.$B$1])/([.D6]-[.$B$1])" office:value-type="float" office:value="1.16666666666667">
            <text:p>1.1666666667</text:p>
          </table:table-cell>
          <table:table-cell/>
          <table:table-cell table:formula="of:=2030-157.9*[.D6]+8.292*[.D6]^2" office:value-type="float" office:value="1310.767">
            <text:p>1310.767</text:p>
          </table:table-cell>
          <table:table-cell/>
          <table:table-cell table:formula="of:=[.H6]*[.F6]+[.$B$3]*(1-[.F6])" office:value-type="float" office:value="1303.81983333333">
            <text:p>1303.8198333333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/>
          <table:table-cell table:formula="of:=([.$B$2]-[.$B$1])/([.D7]-[.$B$1])" office:value-type="float" office:value="1.4">
            <text:p>1.4</text:p>
          </table:table-cell>
          <table:table-cell/>
          <table:table-cell table:formula="of:=2030-157.9*[.D7]+8.292*[.D7]^2" office:value-type="float" office:value="1329.248">
            <text:p>1329.248</text:p>
          </table:table-cell>
          <table:table-cell/>
          <table:table-cell table:formula="of:=[.H7]*[.F7]+[.$B$3]*(1-[.F7])" office:value-type="float" office:value="1319.9672">
            <text:p>1319.9672</text:p>
          </table:table-cell>
        </table:table-row>
        <table:table-row table:style-name="ro1">
          <table:table-cell table:number-columns-repeated="3"/>
          <table:table-cell office:value-type="float" office:value="12.5">
            <text:p>12.5</text:p>
          </table:table-cell>
          <table:table-cell/>
          <table:table-cell table:formula="of:=([.$B$2]-[.$B$1])/([.D8]-[.$B$1])" office:value-type="float" office:value="1.75">
            <text:p>1.75</text:p>
          </table:table-cell>
          <table:table-cell/>
          <table:table-cell table:formula="of:=2030-157.9*[.D8]+8.292*[.D8]^2" office:value-type="float" office:value="1351.875">
            <text:p>1351.875</text:p>
          </table:table-cell>
          <table:table-cell/>
          <table:table-cell table:formula="of:=[.H8]*[.F8]+[.$B$3]*(1-[.F8])" office:value-type="float" office:value="1351.44375">
            <text:p>1351.44375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/>
          <table:table-cell table:formula="of:=([.$B$2]-[.$B$1])/([.D9]-[.$B$1])" office:value-type="float" office:value="2.33333333333333">
            <text:p>2.3333333333</text:p>
          </table:table-cell>
          <table:table-cell/>
          <table:table-cell table:formula="of:=2030-157.9*[.D9]+8.292*[.D9]^2" office:value-type="float" office:value="1378.648">
            <text:p>1378.648</text:p>
          </table:table-cell>
          <table:table-cell/>
          <table:table-cell table:formula="of:=[.H9]*[.F9]+[.$B$3]*(1-[.F9])" office:value-type="float" office:value="1413.57866666666">
            <text:p>1413.5786666667</text:p>
          </table:table-cell>
        </table:table-row>
        <table:table-row table:style-name="ro1">
          <table:table-cell table:number-columns-repeated="3"/>
          <table:table-cell office:value-type="float" office:value="13.5">
            <text:p>13.5</text:p>
          </table:table-cell>
          <table:table-cell/>
          <table:table-cell table:formula="of:=([.$B$2]-[.$B$1])/([.D10]-[.$B$1])" office:value-type="float" office:value="3.5">
            <text:p>3.5</text:p>
          </table:table-cell>
          <table:table-cell/>
          <table:table-cell table:formula="of:=2030-157.9*[.D10]+8.292*[.D10]^2" office:value-type="float" office:value="1409.567">
            <text:p>1409.567</text:p>
          </table:table-cell>
          <table:table-cell/>
          <table:table-cell table:formula="of:=[.H10]*[.F10]+[.$B$3]*(1-[.F10])" office:value-type="float" office:value="1552.35949999999">
            <text:p>1552.3595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/>
          <table:table-cell table:formula="of:=([.$B$2]-[.$B$1])/([.D11]-[.$B$1])" office:value-type="float" office:value="7">
            <text:p>7</text:p>
          </table:table-cell>
          <table:table-cell/>
          <table:table-cell table:formula="of:=2030-157.9*[.D11]+8.292*[.D11]^2" office:value-type="float" office:value="1444.632">
            <text:p>1444.632</text:p>
          </table:table-cell>
          <table:table-cell/>
          <table:table-cell table:formula="of:=[.H11]*[.F11]+[.$B$3]*(1-[.F11])" office:value-type="float" office:value="1997.72399999997">
            <text:p>1997.724</text:p>
          </table:table-cell>
        </table:table-row>
        <table:table-row table:style-name="ro1">
          <table:table-cell table:number-columns-repeated="3"/>
          <table:table-cell office:value-type="float" office:value="14.5">
            <text:p>14.5</text:p>
          </table:table-cell>
          <table:table-cell/>
          <table:table-cell table:formula="of:=([.$B$2]-[.$B$1])/([.D12]-[.$B$1])" office:value-type="float" office:value="0">
            <text:p>#DIV/0!</text:p>
          </table:table-cell>
          <table:table-cell/>
          <table:table-cell table:formula="of:=2030-157.9*[.D12]+8.292*[.D12]^2" office:value-type="float" office:value="1483.843">
            <text:p>1483.843</text:p>
          </table:table-cell>
          <table:table-cell/>
          <table:table-cell table:formula="of:=[.H12]*[.F12]+[.$B$3]*(1-[.F12])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/>
          <table:table-cell table:formula="of:=([.$B$2]-[.$B$1])/([.D13]-[.$B$1])" office:value-type="float" office:value="-7">
            <text:p>-7</text:p>
          </table:table-cell>
          <table:table-cell/>
          <table:table-cell table:formula="of:=2030-157.9*[.D13]+8.292*[.D13]^2" office:value-type="float" office:value="1527.2">
            <text:p>1527.2</text:p>
          </table:table-cell>
          <table:table-cell/>
          <table:table-cell table:formula="of:=[.H13]*[.F13]+[.$B$3]*(1-[.F13])" office:value-type="float" office:value="129.200000000035">
            <text:p>129.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Pw=</text:p>
          </table:table-cell>
          <table:table-cell office:value-type="float" office:value="16.5">
            <text:p>16.5</text:p>
          </table:table-cell>
          <table:table-cell office:value-type="float" office:value="16">
            <text:p>16</text:p>
          </table:table-cell>
          <table:table-cell office:value-type="float" office:value="15.5">
            <text:p>15.5</text:p>
          </table:table-cell>
          <table:table-cell office:value-type="float" office:value="15">
            <text:p>15</text:p>
          </table:table-cell>
          <table:table-cell office:value-type="float" office:value="14.5">
            <text:p>14.5</text:p>
          </table:table-cell>
          <table:table-cell table:style-name="ce2" office:value-type="float" office:value="14">
            <text:p>14</text:p>
          </table:table-cell>
          <table:table-cell office:value-type="float" office:value="13.5">
            <text:p>13.5</text:p>
          </table:table-cell>
          <table:table-cell office:value-type="float" office:value="13">
            <text:p>13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Default" office:value-type="float" office:value="9">
            <text:p>9</text:p>
          </table:table-cell>
          <table:table-cell table:number-columns-repeated="4"/>
          <table:table-cell office:value-type="float" office:value="1306.69672727273">
            <text:p>1306.6967272727</text:p>
          </table:table-cell>
          <table:table-cell table:style-name="ce2" office:value-type="float" office:value="1304.4912">
            <text:p>1304.4912</text:p>
          </table:table-cell>
          <table:table-cell table:number-columns-repeated="3"/>
        </table:table-row>
        <table:table-row table:style-name="ro1">
          <table:table-cell table:style-name="Default" office:value-type="float" office:value="9.5">
            <text:p>9.5</text:p>
          </table:table-cell>
          <table:table-cell table:number-columns-repeated="4"/>
          <table:table-cell office:value-type="float" office:value="1300.5471">
            <text:p>1300.5471</text:p>
          </table:table-cell>
          <table:table-cell table:style-name="ce2" office:value-type="float" office:value="1299.002">
            <text:p>1299.002</text:p>
          </table:table-cell>
          <table:table-cell table:number-columns-repeated="3"/>
        </table:table-row>
        <table:table-row table:style-name="ro1">
          <table:table-cell table:style-name="Default" office:value-type="float" office:value="10">
            <text:p>10</text:p>
          </table:table-cell>
          <table:table-cell table:style-name="ce2"/>
          <table:table-cell table:number-columns-repeated="3"/>
          <table:table-cell office:value-type="float" office:value="1296.25555555556">
            <text:p>1296.2555555556</text:p>
          </table:table-cell>
          <table:table-cell table:style-name="ce2" office:value-type="float" office:value="1295.25">
            <text:p>1295.25</text:p>
          </table:table-cell>
          <table:table-cell table:number-columns-repeated="3"/>
        </table:table-row>
        <table:table-row table:style-name="ro1">
          <table:table-cell table:style-name="Default" office:value-type="float" office:value="10.5">
            <text:p>10.5</text:p>
          </table:table-cell>
          <table:table-cell/>
          <table:table-cell table:style-name="ce2" table:number-columns-repeated="3"/>
          <table:table-cell office:value-type="float" office:value="1294.518875">
            <text:p>1294.518875</text:p>
          </table:table-cell>
          <table:table-cell table:style-name="ce2" office:value-type="float" office:value="1293.97971428571">
            <text:p>1293.9797142857</text:p>
          </table:table-cell>
          <table:table-cell table:style-name="ce2" table:number-columns-repeated="3"/>
        </table:table-row>
        <table:table-row table:style-name="ro1">
          <table:table-cell table:style-name="Default" office:value-type="float" office:value="11">
            <text:p>11</text:p>
          </table:table-cell>
          <table:table-cell table:number-columns-repeated="4"/>
          <table:table-cell office:value-type="float" office:value="1296.432">
            <text:p>1296.432</text:p>
          </table:table-cell>
          <table:table-cell table:style-name="ce2" office:value-type="float" office:value="1296.432">
            <text:p>1296.432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Pr= <text:s text:c="9"/>11.5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Default" office:value-type="float" office:value="12">
            <text:p>12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Default" office:value-type="float" office:value="12.5">
            <text:p>12.5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Default" office:value-type="float" office:value="13">
            <text:p>13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Default" office:value-type="float" office:value="13.5">
            <text:p>13.5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Default" office:value-type="float" office:value="14">
            <text:p>14</text:p>
          </table:table-cell>
          <table:table-cell table:number-columns-repeated="9"/>
        </table:table-row>
        <table:table-row table:style-name="ro1">
          <table:table-cell table:style-name="Default" office:value-type="float" office:value="14.5">
            <text:p>14.5</text:p>
          </table:table-cell>
          <table:table-cell table:number-columns-repeated="9"/>
        </table:table-row>
        <table:table-row table:style-name="ro1">
          <table:table-cell table:style-name="Default" office:value-type="float" office:value="15">
            <text:p>15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4/10/2016</text:date>, <text:time>07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09T09:36:47.32</meta:creation-date>
    <dc:date>2016-04-10T07:32:47.42</dc:date>
    <dc:creator>James Lombardi</dc:creator>
    <meta:editing-duration>PT7H37M39S</meta:editing-duration>
    <meta:editing-cycles>8</meta:editing-cycles>
    <meta:generator>OpenOffice/4.1.0$Win32 OpenOffice.org_project/410m18$Build-9764</meta:generator>
    <meta:document-statistic meta:table-count="3" meta:cell-count="95" meta:object-count="0"/>
  </office:meta>
</office:document-meta>
</file>